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fo:font-style="normal" fo:font-weight="normal" officeooo:rsid="0018da6b" officeooo:paragraph-rsid="0018da6b" style:font-style-asian="normal" style:font-weight-asian="normal" style:font-style-complex="normal" style:font-weight-complex="normal"/>
    </style:style>
    <style:style style:name="P2" style:family="paragraph" style:parent-style-name="Standard">
      <style:paragraph-properties fo:margin-top="0.101cm" fo:margin-bottom="0.101cm" loext:contextual-spacing="false"/>
      <style:text-properties fo:font-style="normal" fo:font-weight="normal" officeooo:rsid="001b072d" officeooo:paragraph-rsid="001b072d" style:font-style-asian="normal" style:font-weight-asian="normal" style:font-style-complex="normal" style:font-weight-complex="normal"/>
    </style:style>
    <style:style style:name="P3" style:family="paragraph" style:parent-style-name="Standard">
      <style:paragraph-properties fo:margin-top="0.101cm" fo:margin-bottom="0.101cm" loext:contextual-spacing="false"/>
      <style:text-properties fo:font-style="normal" fo:font-weight="bold" officeooo:rsid="0018da6b" officeooo:paragraph-rsid="0018da6b" style:font-style-asian="normal" style:font-weight-asian="bold" style:font-style-complex="normal" style:font-weight-complex="bold"/>
    </style:style>
    <style:style style:name="P4" style:family="paragraph" style:parent-style-name="Standard">
      <style:paragraph-properties fo:margin-top="0.101cm" fo:margin-bottom="0.101cm" loext:contextual-spacing="false"/>
      <style:text-properties fo:font-style="italic" fo:font-weight="normal" officeooo:rsid="0018da6b" officeooo:paragraph-rsid="0018da6b" style:font-style-asian="italic" style:font-weight-asian="normal" style:font-style-complex="italic" style:font-weight-complex="normal"/>
    </style:style>
    <style:style style:name="P5" style:family="paragraph" style:parent-style-name="Standard">
      <style:paragraph-properties fo:margin-top="0.101cm" fo:margin-bottom="0.101cm" loext:contextual-spacing="false"/>
      <style:text-properties fo:font-style="italic" fo:font-weight="normal" officeooo:rsid="0018da6b" officeooo:paragraph-rsid="0019f7fb" style:font-style-asian="italic" style:font-weight-asian="normal" style:font-style-complex="italic" style:font-weight-complex="normal"/>
    </style:style>
    <style:style style:name="P6" style:family="paragraph" style:parent-style-name="Standard">
      <style:paragraph-properties fo:margin-top="0.101cm" fo:margin-bottom="0.101cm" loext:contextual-spacing="false"/>
      <style:text-properties fo:font-style="italic" fo:font-weight="normal" officeooo:rsid="0019f7fb" officeooo:paragraph-rsid="0019f7fb" style:font-style-asian="italic" style:font-weight-asian="normal" style:font-style-complex="italic" style:font-weight-complex="normal"/>
    </style:style>
    <style:style style:name="P7" style:family="paragraph" style:parent-style-name="Standard">
      <style:paragraph-properties fo:margin-top="0.101cm" fo:margin-bottom="0.101cm" loext:contextual-spacing="false"/>
      <style:text-properties fo:font-style="italic" fo:font-weight="normal" officeooo:rsid="001b072d" officeooo:paragraph-rsid="001b072d" style:font-style-asian="italic" style:font-weight-asian="normal" style:font-style-complex="italic" style:font-weight-complex="normal"/>
    </style:style>
    <style:style style:name="P8" style:family="paragraph" style:parent-style-name="Standard">
      <style:paragraph-properties fo:margin-top="0.101cm" fo:margin-bottom="0.101cm" loext:contextual-spacing="false"/>
      <style:text-properties fo:font-style="italic" fo:font-weight="normal" officeooo:rsid="001b072d" officeooo:paragraph-rsid="001cfc53" style:font-style-asian="italic" style:font-weight-asian="normal" style:font-style-complex="italic" style:font-weight-complex="normal"/>
    </style:style>
    <style:style style:name="P9" style:family="paragraph" style:parent-style-name="Standard">
      <style:paragraph-properties fo:margin-top="0.101cm" fo:margin-bottom="0.101cm" loext:contextual-spacing="false"/>
      <style:text-properties fo:font-style="italic" fo:font-weight="normal" officeooo:rsid="001cfc53" officeooo:paragraph-rsid="001cfc53"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officeooo:rsid="0019f7fb" style:font-style-asian="normal" style:font-style-complex="normal"/>
    </style:style>
    <style:style style:name="T3" style:family="text">
      <style:text-properties fo:font-style="normal" officeooo:rsid="001b072d" style:font-style-asian="normal" style:font-style-complex="normal"/>
    </style:style>
    <style:style style:name="T4" style:family="text">
      <style:text-properties fo:font-style="normal" officeooo:rsid="001cfc53" style:font-style-asian="normal" style:font-style-complex="normal"/>
    </style:style>
    <style:style style:name="T5" style:family="text">
      <style:text-properties fo:font-style="italic" officeooo:rsid="001b072d" style:font-style-asian="italic" style:font-style-complex="italic"/>
    </style:style>
    <style:style style:name="T6" style:family="text">
      <style:text-properties officeooo:rsid="0019f7fb"/>
    </style:style>
    <style:style style:name="T7" style:family="text">
      <style:text-properties officeooo:rsid="001e2b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es voor het aanzetten, goedhouden en uitzetten van de computers.</text:p>
      <text:p text:style-name="P1">Versie: <text:span text:style-name="T7">0.0.1</text:span></text:p>
      <text:p text:style-name="P1"/>
      <text:p text:style-name="P3">De instructies kunnen wijzigen! Lees dus ALTIJD dit blaadje als je de computers uitzet.</text:p>
      <text:p text:style-name="P4"/>
      <text:p text:style-name="P4">Apple IIe en Apple Enhanced IIe</text:p>
      <text:p text:style-name="P4"><text:span text:style-name="T1">Aanzetten: Zet de klapschakelaar achter om naar “I” </text:span><text:span text:style-name="T2">en zet het scherm aan.</text:span></text:p>
      <text:p text:style-name="P4"><text:span text:style-name="T1">Tussendoor: Zet het beeldscherm uit als er geen publiek is, in verband met inbranden </text:span><text:span text:style-name="T2">van het scherm.</text:span></text:p>
      <text:p text:style-name="P4"><text:span text:style-name="T1">Uitzetten: Zet de klapschakelaar achter om naar “O”</text:span></text:p>
      <text:p text:style-name="P4"><text:span text:style-name="T1"/></text:p>
      <text:p text:style-name="P4"><text:span text:style-name="T1"/></text:p>
      <text:p text:style-name="P4">Naamloze IBM-PC-kloon</text:p>
      <text:p text:style-name="P1">Aanzetten: Klap de schakelaar vóór de floppydrive omhoog. Haal de floppy eruit. Als dit géén virusvrije floppy is, dan moet je deze eruit laten. Druk de schakelaar in van de diskettedrive. Haal de diskette eruit. Als dit géén virusvrije diskette is, dan moet je deze eruit laten. <text:span text:style-name="T6">Als je wilt opstarten in een bepaald spel dat op een floppy of een diskette moet worden opgestart, druk deze er dan nu in. Floppy’s druk je er met het ovalen streepje van je af in. Diskettes druk je er met het metalen clipje van je af in. Als het een floppy is, klap de schakelaar vóór de floppydrive na het insteken van de floppy omlaag. </text:span>Zet de klapschakelaar rechts om <text:span text:style-name="T6">naar “I” en zet het scherm aan.</text:span></text:p>
      <text:p text:style-name="P5"><text:span text:style-name="T1">Tussendoor: Zet het beeldscherm uit als er geen publiek is, in verband met inbranden </text:span><text:span text:style-name="T2">van het scherm.</text:span></text:p>
      <text:p text:style-name="P6"><text:span text:style-name="T1">Uitzetten: Sluit het geopende programma af. Zet de klapschakelaar rechts om naar “O”.</text:span></text:p>
      <text:p text:style-name="P6"/>
      <text:p text:style-name="P6">Raspberry Pi 1 Model B</text:p>
      <text:p text:style-name="P6"><text:span text:style-name="T1">Aanzetten: Steek de witte </text:span><text:span text:style-name="T3">kabeltje</text:span><text:span text:style-name="T1"> met de platte kant met de twee metalen uitsteeksels in de achterkant van de Raspberry Pi en zet het scherm aan.</text:span></text:p>
      <text:p text:style-name="P6"><text:span text:style-name="T1">Tussendoor: Het scherm hoeft niet worden uitgezet </text:span><text:span text:style-name="T3">als er geen bezoekers zijn.</text:span></text:p>
      <text:p text:style-name="P6"><text:span text:style-name="T1">Uitzetten: Ga met de muis op de framboos rechtsonder in de menubalk staan. Druk het scrollwieltje </text:span><text:span text:style-name="T3">in. Er verschijnt nu een menu met de naam “RISC OS”. Druk op Shutdown. Kijk nu naar het groene lampje op de Raspberry Pi. Als dit een paar keer regelmatig heeft geknipperd, trek dan het witte kabeltje uit de Raspberry Pi.</text:span></text:p>
      <text:p text:style-name="P6"><text:span text:style-name="T5"/></text:p>
      <text:p text:style-name="P7">Apple Macintosh SE</text:p>
      <text:p text:style-name="P2">Aanzetten: Zet de klapschakelaar achter om naar “I”.</text:p>
      <text:p text:style-name="P2">Tussendoor: Zet de computer uit als er geen bezoekers zijn, in verband met inbranden van het scherm.</text:p>
      <text:p text:style-name="P2">Uitzetten: Ga met de muis op “Extra” staan, het meest rechter onderdeel van de menubalk bovenin. Druk dit met de muis in (Er is maar één muisknop). Houd de muis ingedrukt en sleep naar “Zet uit”. Laat de muis hier los. Wacht totdat deze melding verschijnt: “U kunt de computer nu uitzetten” met een knop “Herstart” eronder. Zet nu de klapschakelaar achter om naar “O”.</text:p>
      <text:p text:style-name="P2"/>
      <text:p text:style-name="P7"><text:soft-page-break/>Apple iMac G3</text:p>
      <text:p text:style-name="P7"><text:span text:style-name="T1">Aanzetten: Druk de schakelaar vóór in.</text:span></text:p>
      <text:p text:style-name="P7"><text:span text:style-name="T1">Tussendoor: Het scherm hoeft niet worden uitgezet als er geen bezoekers zijn.</text:span></text:p>
      <text:p text:style-name="P8"><text:span text:style-name="T4">Uitzetten: Sluit alle programma’s af. </text:span><text:span text:style-name="T1">Klik op “Bestand”. Er verschijnt nu een uitklapmenu. Onderaan staat “Zet uit.” Klik hierop.</text:span></text:p>
      <text:p text:style-name="P7"><text:span text:style-name="T1"/></text:p>
      <text:p text:style-name="P7">Apple Powermac G3</text:p>
      <text:p text:style-name="P7"><text:span text:style-name="T1">Aanzetten: Druk de schakelaar vóór in.</text:span></text:p>
      <text:p text:style-name="P7"><text:span text:style-name="T1">Tussendoor: Het scherm hoeft niet worden uitgezet als er geen bezoekers zijn.</text:span></text:p>
      <text:p text:style-name="P8"><text:span text:style-name="T4">Uitzetten: Sluit alle programma’s af. </text:span><text:span text:style-name="T1">Klik op “Bestand”. Er verschijnt nu een uitklapmenu. Onderaan staat “Zet uit.” Klik hierop.</text:span></text:p>
      <text:p text:style-name="P7"><text:span text:style-name="T1"/></text:p>
      <text:p text:style-name="P9">Compaq Presario S3450NL</text:p>
      <text:p text:style-name="P9"><text:span text:style-name="T1">Aanzetten: Druk de schakelaar vóór in. Log in met gebruikersnaam “dennis” en wachtwoord “jaahoor”</text:span></text:p>
      <text:p text:style-name="P8"><text:span text:style-name="T1">Tussendoor: Het scherm hoeft niet worden uitgezet als er geen bezoekers zijn.</text:span></text:p>
      <text:p text:style-name="P9"><text:span text:style-name="T1">Uitzetten: Sluit alle programma’s af. Klik op “dennis” rechtsboven in de menubalk. Hier staat “Power Off”, “Uitzetten,” “Zet uit” of iets degelijks. Klik hier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6:44:27.225000000</meta:creation-date>
    <dc:date>2017-02-13T17:23:16.883000000</dc:date>
    <meta:editing-duration>PT6M4S</meta:editing-duration>
    <meta:editing-cycles>2</meta:editing-cycles>
    <meta:generator>LibreOffice/5.2.5.1$Windows_x86 LibreOffice_project/0312e1a284a7d50ca85a365c316c7abbf20a4d22</meta:generator>
    <meta:document-statistic meta:table-count="0" meta:image-count="0" meta:object-count="0" meta:page-count="2" meta:paragraph-count="31" meta:word-count="553" meta:character-count="3295" meta:non-whitespace-character-count="2773"/>
  </office:meta>
</office:document-meta>
</file>